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634in"/>
    </style:style>
    <style:style style:name="co2" style:family="table-column">
      <style:table-column-properties fo:break-before="auto" style:column-width="3.2453in"/>
    </style:style>
    <style:style style:name="co3" style:family="table-column">
      <style:table-column-properties fo:break-before="auto" style:column-width="0.889in"/>
    </style:style>
    <style:style style:name="ro1" style:family="table-row">
      <style:table-row-properties style:row-height="0.2173in" fo:break-before="auto" style:use-optimal-row-height="true"/>
    </style:style>
    <style:style style:name="ro2" style:family="table-row">
      <style:table-row-properties style:row-height="0.2791in" fo:break-before="auto" style:use-optimal-row-height="true"/>
    </style:style>
    <style:style style:name="ro3" style:family="table-row">
      <style:table-row-properties style:row-height="0.2244in"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ext-properties fo:font-size="13pt" style:font-size-asian="13pt" style:font-size-complex="13pt"/>
    </style:style>
    <style:style style:name="ce2" style:family="table-cell" style:parent-style-name="Default" style:data-style-name="N43">
      <style:text-properties fo:font-size="13pt" style:font-size-asian="13pt" style:font-size-complex="13pt"/>
    </style:style>
    <style:style style:name="ce5" style:family="table-cell" style:parent-style-name="Default">
      <style:text-properties fo:font-size="13pt" style:font-size-asian="13pt" style:font-size-complex="13pt"/>
    </style:style>
    <style:style style:name="ce6" style:family="table-cell" style:parent-style-name="Default" style:data-style-name="N43">
      <style:text-properties fo:font-size="13pt" style:font-size-asian="13pt" style:font-size-complex="13pt"/>
    </style:style>
  </office:automatic-styles>
  <office:body>
    <office:spreadsheet>
      <table:calculation-settings table:automatic-find-labels="false"/>
      <table:table table:name="Sheet1" table:style-name="ta1">
        <table:table-column table:style-name="co1" table:default-cell-style-name="ce5"/>
        <table:table-column table:style-name="co2" table:default-cell-style-name="Default"/>
        <table:table-column table:style-name="co3" table:default-cell-style-name="Default"/>
        <table:table-row table:style-name="ro1">
          <table:table-cell table:style-name="Default" office:value-type="string" calcext:value-type="string">
            <text:p>かれこれ&lt;br&gt;あれこれ&lt;br&gt;飽きもせず&lt;br&gt;ずっと&lt;br&gt;&lt;br&gt;もうかれこれ１週間飽きもせずずっと‌</text:p>
          </table:table-cell>
          <table:table-cell office:value-type="string" calcext:value-type="string">
            <text:p>He's been at it for a week, non-stop.‌&lt;br&gt;- GT: 飽きもせずずっと‌ = Don't get tired of it forever&lt;br&gt;- もうかれこれ１しゅうかんあきもせずずっと‌&lt;br&gt;#&lt;ruby&gt;彼此&lt;rt&gt;あれこれ&lt;/rt&gt;&lt;/ruby&gt;:&lt;ul&gt;&lt;li&gt;around; about; round about; roughly; nearly; almost&lt;div class="info"&gt;(Adverb; usu. written as kana)&lt;/div&gt;&lt;/li&gt;&lt;li&gt;this and that; this or that; one thing or another; this way and that&lt;div class="info"&gt;(Adverb; Pronoun; usu. written as kana)&lt;/div&gt;&lt;/li&gt;&lt;li class='np'&gt;&lt;span class='ofrms'&gt;Other Forms　&lt;ruby&gt;彼是&lt;rt&gt;あれこれ&lt;/rt&gt;&lt;/ruby&gt;、&lt;ruby&gt;アレコレ&lt;/ruby&gt;&lt;/span&gt;&lt;/li&gt;&lt;/ul&gt;&lt;br&gt;#&lt;ruby&gt;飽きもせず&lt;rt&gt;あきもせず&lt;/rt&gt;&lt;/ruby&gt;:&lt;ul&gt;&lt;li&gt;untiringly; persistently; without losing interest&lt;div class="info"&gt;(Expression; Adverb)&lt;/div&gt;&lt;/li&gt;&lt;/ul&gt;&lt;br&gt;#&lt;ruby&gt;ずっと&lt;/ruby&gt;:&lt;ul&gt;&lt;li&gt;continuously in some state (for a long time, distance); throughout; all along; the whole time; all the way&lt;div class="info"&gt;(Adverb; ずーっと and ずうっと are more emphatic)&lt;/div&gt;&lt;/li&gt;&lt;li class='np'&gt;&lt;span class='ofrms'&gt;Other Forms　&lt;ruby&gt;ずーっと&lt;/ruby&gt;、&lt;ruby&gt;ずうっと&lt;/ruby&gt;&lt;/span&gt;&lt;/li&gt;&lt;/ul&gt;</text:p>
          </table:table-cell>
          <table:table-cell office:value-type="string" calcext:value-type="string">
            <text:p>Hunter x Hunter (2011) Episode 1 - 02:33&lt;br&gt;https://i.imgur.com/NBFqjKQ.png</text:p>
          </table:table-cell>
        </table:table-row>
        <table:table-row table:style-name="ro2">
          <table:table-cell office:value-type="string" calcext:value-type="string">
            <text:p>ぶり&lt;br&gt;&lt;br&gt;20年ぶりだったよ‌</text:p>
          </table:table-cell>
          <table:table-cell office:value-type="string" calcext:value-type="string">
            <text:p>It's been twenty years!‌&lt;br&gt;- 20ねんぶりだったよ‌&lt;br&gt;#&lt;ruby&gt;振り&lt;rt&gt;ぶり&lt;/rt&gt;&lt;/ruby&gt;:&lt;ul&gt;&lt;li&gt;after (period of time) again (e.g. meeting again after a year); for the first time in (period of time)&lt;div class="info"&gt;(usu. written as kana)&lt;/div&gt;&lt;/li&gt;&lt;li&gt;style; manner; way&lt;div class="info"&gt;(Suffix; usu. written as kana)&lt;/div&gt;&lt;/li&gt;&lt;/ul&gt;</text:p>
          </table:table-cell>
          <table:table-cell office:value-type="string" calcext:value-type="string">
            <text:p>Hunter x Hunter (2011) Episode 1 - 04:05&lt;br&gt;https://i.imgur.com/YmFLOQy.png</text:p>
          </table:table-cell>
        </table:table-row>
        <table:table-row table:style-name="ro2">
          <table:table-cell office:value-type="string" calcext:value-type="string">
            <text:p>親子&lt;br&gt;&lt;br&gt;やっぱり親子だね‌</text:p>
          </table:table-cell>
          <table:table-cell office:value-type="string" calcext:value-type="string">
            <text:p>He's his father's son.‌&lt;br&gt;- GT: After all it is parent and child ‌&lt;br&gt;- やっぱりおやこだね‌&lt;br&gt;#&lt;ruby&gt;親子&lt;rt&gt;おやこ&lt;/rt&gt;&lt;/ruby&gt;:&lt;ul&gt;&lt;li&gt;parent and child&lt;div class="info"&gt;(Noun)&lt;/div&gt;&lt;/li&gt;&lt;/ul&gt;</text:p>
          </table:table-cell>
          <table:table-cell office:value-type="string" calcext:value-type="string">
            <text:p>Hunter x Hunter (2011) Episode 1 - 04:11</text:p>
          </table:table-cell>
        </table:table-row>
        <table:table-row table:style-name="ro2">
          <table:table-cell office:value-type="string" calcext:value-type="string">
            <text:p>約束通り&lt;br&gt;釣り上げる&lt;br&gt;&lt;br&gt;ミトさん俺約束通り主を釣り上げたよ‌</text:p>
          </table:table-cell>
          <table:table-cell office:value-type="string" calcext:value-type="string">
            <text:p>Mito, I caught the Lord, as promised...‌&lt;br&gt;- みとさんおれやくそくどおりしゅをつりあげたよ‌&lt;br&gt;#&lt;ruby&gt;約束通り&lt;rt&gt;やくそくどおり&lt;/rt&gt;&lt;/ruby&gt;:&lt;ul&gt;&lt;li&gt;as one promised&lt;div class="info"&gt;(Noun; Adverb)&lt;/div&gt;&lt;/li&gt;&lt;li class='np'&gt;&lt;span class='ofrms'&gt;Other Forms　&lt;ruby&gt;約束どおり&lt;rt&gt;やくそくどおり&lt;/rt&gt;&lt;/ruby&gt;&lt;/span&gt;&lt;/li&gt;&lt;/ul&gt;&lt;br&gt;#&lt;ruby&gt;釣り上げる&lt;rt&gt;つりあげる&lt;/rt&gt;&lt;/ruby&gt;:&lt;ul&gt;&lt;li&gt;to pull in (fish); to land&lt;div class="info"&gt;(Ichidan verb; Transitive verb)&lt;/div&gt;&lt;/li&gt;&lt;li class='np'&gt;&lt;span class='ofrms'&gt;Other Forms　&lt;ruby&gt;つり上げる&lt;rt&gt;つりあげる&lt;/rt&gt;&lt;/ruby&gt;、&lt;ruby&gt;釣上げる&lt;rt&gt;つりあげる&lt;/rt&gt;&lt;/ruby&gt;&lt;/span&gt;&lt;/li&gt;&lt;/ul&gt;</text:p>
          </table:table-cell>
          <table:table-cell office:value-type="string" calcext:value-type="string">
            <text:p>Hunter x Hunter (2011) Episode 1 - 04:23&lt;br&gt;https://i.imgur.com/HiKx6dE.png</text:p>
          </table:table-cell>
        </table:table-row>
        <table:table-row table:style-name="ro2">
          <table:table-cell office:value-type="string" calcext:value-type="string">
            <text:p>受ける&lt;br&gt;試験受けていい&lt;br&gt;&lt;br&gt;だからハンター試験受けていいよね‌</text:p>
          </table:table-cell>
          <table:table-cell office:value-type="string" calcext:value-type="string">
            <text:p>So I can take the Hunter Exam, right?&lt;br&gt;- GT: 試験受けていい = You can take the test‌&lt;br&gt;- だからはんたーしけんうけていいよね‌&lt;br&gt;#&lt;ruby&gt;受ける&lt;rt&gt;うける&lt;/rt&gt;&lt;/ruby&gt;:&lt;ul&gt;&lt;li&gt;to receive; to get&lt;div class="info"&gt;(Ichidan verb; Transitive verb)&lt;/div&gt;&lt;/li&gt;&lt;li&gt;to undergo (e.g. surgery); to take (a test); to accept (a challenge)&lt;/li&gt;&lt;li class='np'&gt;&lt;span class='ofrms'&gt;Other Forms　&lt;ruby&gt;請ける&lt;rt&gt;うける&lt;/rt&gt;&lt;/ruby&gt;、&lt;ruby&gt;承ける&lt;rt&gt;うける&lt;/rt&gt;&lt;/ruby&gt;、&lt;ruby&gt;享ける&lt;rt&gt;うける&lt;/rt&gt;&lt;/ruby&gt;、&lt;ruby&gt;ウケる&lt;/ruby&gt;&lt;/span&gt;&lt;/li&gt;&lt;/ul&gt;</text:p>
          </table:table-cell>
          <table:table-cell office:value-type="string" calcext:value-type="string">
            <text:p>Hunter x Hunter (2011) Episode 1 - 04:27&lt;br&gt;https://i.imgur.com/KON1jx5.png</text:p>
          </table:table-cell>
        </table:table-row>
        <table:table-row table:style-name="ro2">
          <table:table-cell office:value-type="string" calcext:value-type="string">
            <text:p>~(て)みせる‌&lt;br&gt;&lt;br&gt;俺頑張る。絶対ハンターになってみせる‌</text:p>
          </table:table-cell>
          <table:table-cell office:value-type="string" calcext:value-type="string">
            <text:p>I'll do my best.‌ I promise to become a Hunter!‌&lt;br&gt;- Summary: The speaker's strong determination to achieve something for others to see.&lt;br&gt;- Equivalent: Can manage to; will definitely do; am determined to&lt;br&gt;- おれがんばるぜったいはんたーになってみせる‌</text:p>
          </table:table-cell>
          <table:table-cell office:value-type="string" calcext:value-type="string">
            <text:p>Hunter x Hunter (2011) Episode 1 - 04:40</text:p>
          </table:table-cell>
        </table:table-row>
        <table:table-row table:style-name="ro2">
          <table:table-cell office:value-type="string" calcext:value-type="string">
            <text:p>12の年 ... 以来‌&lt;br&gt;&lt;br&gt;ジンが12の年に釣り上げて以来‌</text:p>
          </table:table-cell>
          <table:table-cell office:value-type="string" calcext:value-type="string">
            <text:p>No one has been able to catch the Lord‌&lt;br&gt;- GT: 12 years&lt;br&gt;- じんが12のとしにつりあげていらい‌&lt;br&gt;#&lt;ruby&gt;以来&lt;rt&gt;いらい&lt;/rt&gt;&lt;/ruby&gt;:&lt;ul&gt;&lt;li&gt;since; henceforth&lt;div class="info"&gt;(Adverbial noun; Temporal noun)&lt;/div&gt;&lt;/li&gt;&lt;/ul&gt;&lt;br&gt;#&lt;ruby&gt;釣り上げる&lt;rt&gt;つりあげる&lt;/rt&gt;&lt;/ruby&gt;:&lt;ul&gt;&lt;li&gt;to pull in (fish); to land&lt;div class="info"&gt;(Ichidan verb; Transitive verb)&lt;/div&gt;&lt;/li&gt;&lt;li class='np'&gt;&lt;span class='ofrms'&gt;Other Forms　&lt;ruby&gt;つり上げる&lt;rt&gt;つりあげる&lt;/rt&gt;&lt;/ruby&gt;、&lt;ruby&gt;釣上げる&lt;rt&gt;つりあげる&lt;/rt&gt;&lt;/ruby&gt;&lt;/span&gt;&lt;/li&gt;&lt;/ul&gt;</text:p>
          </table:table-cell>
          <table:table-cell office:value-type="string" calcext:value-type="string">
            <text:p>Hunter x Hunter (2011) Episode 1 - 04:54</text:p>
          </table:table-cell>
        </table:table-row>
        <table:table-row table:style-name="ro2">
          <table:table-cell office:value-type="string" calcext:value-type="string">
            <text:p>持つ&lt;br&gt;光&lt;br&gt;そっくり&lt;br&gt;&lt;br&gt;あの子の持つ目の光は父親にそっくりだ‌</text:p>
          </table:table-cell>
          <table:table-cell office:value-type="string" calcext:value-type="string">
            <text:p>His eyes have the same shine as his father's.‌&lt;br&gt;- GT: あの子の持つ目の光 = The light of his eyes (have)&lt;br&gt;- あのこのもつめのひかりはちちおやにそっくりだ‌&lt;br&gt;#&lt;ruby&gt;持つ&lt;rt&gt;もつ&lt;/rt&gt;&lt;/ruby&gt;:&lt;ul&gt;&lt;li&gt;to hold (in one's hand); to take; to carry&lt;div class="info"&gt;(Godan verb with tsu ending)&lt;/div&gt;&lt;/li&gt;&lt;li&gt;to possess; to have; to own&lt;/li&gt;&lt;/ul&gt;&lt;br&gt;#&lt;ruby&gt;光&lt;rt&gt;ひかり&lt;/rt&gt;&lt;/ruby&gt;:&lt;ul&gt;&lt;li&gt;light&lt;div class="info"&gt;(Noun)&lt;/div&gt;&lt;/li&gt;&lt;/ul&gt;&lt;br&gt;#&lt;ruby&gt;そっくり&lt;/ruby&gt;:&lt;ul&gt;&lt;li&gt;all; altogether; entirely; completely&lt;div class="info"&gt;(Adverb; Onomatopoeic or mimetic word)&lt;/div&gt;&lt;/li&gt;&lt;li&gt;exactly like; just like; spitting image of&lt;div class="info"&gt;(Na-adjective; Onomatopoeic or mimetic word)&lt;/div&gt;&lt;/li&gt;&lt;/ul&gt;</text:p>
          </table:table-cell>
          <table:table-cell office:value-type="string" calcext:value-type="string">
            <text:p>Hunter x Hunter (2011) Episode 1 - 05:07&lt;br&gt;https://i.imgur.com/IThz0MM.png</text:p>
          </table:table-cell>
        </table:table-row>
        <table:table-row table:style-name="ro2">
          <table:table-cell office:value-type="string" calcext:value-type="string">
            <text:p>止める力&lt;br&gt;わしら&lt;br&gt;&lt;br&gt;もうあの子を止める力はわしらにはないよ‌</text:p>
          </table:table-cell>
          <table:table-cell office:value-type="string" calcext:value-type="string">
            <text:p>We can no longer stop him.‌&lt;br&gt;- Like "anymore, kid, power to stop, for us, not exist"&lt;br&gt;- GT: We no longer have the power to stop that child!&lt;br&gt;- GT: 止める力 = Power to stop&lt;br&gt;- わしら = we&lt;br&gt;- もうあのこをとめるちからはわしらにはないよ‌</text:p>
          </table:table-cell>
          <table:table-cell office:value-type="string" calcext:value-type="string">
            <text:p>Hunter x Hunter (2011) Episode 1 - 05:14&lt;br&gt;https://i.imgur.com/3JUow56.png</text:p>
          </table:table-cell>
        </table:table-row>
        <table:table-row table:style-name="ro2">
          <table:table-cell office:value-type="string" calcext:value-type="string">
            <text:p>本気&lt;br&gt;&lt;br&gt;本気なのゴン‌？</text:p>
          </table:table-cell>
          <table:table-cell office:value-type="string" calcext:value-type="string">
            <text:p>Are you sure about this, Gon?‌&lt;br&gt;- ほんきなのごん‌&lt;br&gt;#&lt;ruby&gt;本気&lt;rt&gt;ほんき&lt;/rt&gt;&lt;/ruby&gt;:&lt;ul&gt;&lt;li&gt;seriousness; earnestness; truth; sanctity&lt;div class="info"&gt;(Noun; No-adjective; Na-adjective; usu. 本気で)&lt;/div&gt;&lt;/li&gt;&lt;/ul&gt;</text:p>
          </table:table-cell>
          <table:table-cell office:value-type="string" calcext:value-type="string">
            <text:p>Hunter x Hunter (2011) Episode 1 - 05:23</text:p>
          </table:table-cell>
        </table:table-row>
        <table:table-row table:style-name="ro2">
          <table:table-cell office:value-type="string" calcext:value-type="string">
            <text:p>命を落とす&lt;br&gt;&lt;br&gt;いつ命を落とすか分からない</text:p>
          </table:table-cell>
          <table:table-cell office:value-type="string" calcext:value-type="string">
            <text:p>You never know when you might lose your life!‌&lt;br&gt;- GT: I don't know when I will die&lt;br&gt;- いついのちをおとすかわからない&lt;br&gt;#&lt;ruby&gt;命を落とす&lt;rt&gt;いのちをおとす&lt;/rt&gt;&lt;/ruby&gt;:&lt;ul&gt;&lt;li&gt;to lose one's life&lt;div class="info"&gt;(Expression; Godan verb with su ending)&lt;/div&gt;&lt;/li&gt;&lt;/ul&gt;</text:p>
          </table:table-cell>
          <table:table-cell office:value-type="string" calcext:value-type="string">
            <text:p>Hunter x Hunter (2011) Episode 1 - 05:50&lt;br&gt;https://i.imgur.com/pkXseDm.png</text:p>
          </table:table-cell>
        </table:table-row>
        <table:table-row table:style-name="ro2">
          <table:table-cell office:value-type="string" calcext:value-type="string">
            <text:p>無事&lt;br&gt;無事に&lt;br&gt;&lt;br&gt;必ず無事に帰って来ること‌</text:p>
          </table:table-cell>
          <table:table-cell office:value-type="string" calcext:value-type="string">
            <text:p>Just promise that you'll come back safe.‌&lt;br&gt;- かならずぶじにかえってくること‌&lt;br&gt;#&lt;ruby&gt;無事&lt;rt&gt;ぶじ&lt;/rt&gt;&lt;/ruby&gt;:&lt;ul&gt;&lt;li&gt;safety; peace; quietness&lt;div class="info"&gt;(Noun; Adverb; Na-adjective; No-adjective)&lt;/div&gt;&lt;/li&gt;&lt;/ul&gt;&lt;br&gt;#&lt;ruby&gt;無事に&lt;rt&gt;ぶじに&lt;/rt&gt;&lt;/ruby&gt;:&lt;ul&gt;&lt;li&gt;safely; peacefully; quietly; without problems&lt;div class="info"&gt;(Adverb)&lt;/div&gt;&lt;/li&gt;&lt;/ul&gt;&lt;br&gt;#&lt;ruby&gt;必ず&lt;rt&gt;かならず&lt;/rt&gt;&lt;/ruby&gt;:&lt;ul&gt;&lt;li&gt;always; without exception; necessarily; certainly; without fail; positively; invariably&lt;div class="info"&gt;(Adverb)&lt;/div&gt;&lt;/li&gt;&lt;/ul&gt;</text:p>
          </table:table-cell>
          <table:table-cell office:value-type="string" calcext:value-type="string">
            <text:p>Hunter x Hunter (2011) Episode 1 - 06:34&lt;br&gt;https://i.imgur.com/llqEFA4.png</text:p>
          </table:table-cell>
        </table:table-row>
        <table:table-row table:style-name="ro2">
          <table:table-cell office:value-type="string" calcext:value-type="string">
            <text:p>指切りげんまん&lt;br&gt;&lt;br&gt;指切りげんまん‌</text:p>
          </table:table-cell>
          <table:table-cell office:value-type="string" calcext:value-type="string">
            <text:p>Pinky swear made...‌&lt;br&gt;- ゆびきりげんまん‌&lt;br&gt;#&lt;ruby&gt;指切りげんまん&lt;rt&gt;ゆびきりげんまん&lt;/rt&gt;&lt;/ruby&gt;:&lt;ul&gt;&lt;li&gt;pinky swear; pinky promise; making a pledge by hooking each other's little fingers&lt;div class="info"&gt;(Noun)&lt;/div&gt;&lt;/li&gt;&lt;li class='np'&gt;&lt;span class='ofrms'&gt;Other Forms　&lt;ruby&gt;指きりげんまん&lt;rt&gt;ゆびきりげんまん&lt;/rt&gt;&lt;/ruby&gt;、&lt;ruby&gt;指切拳万&lt;rt&gt;ゆびきりげんまん&lt;/rt&gt;&lt;/ruby&gt;&lt;/span&gt;&lt;/li&gt;&lt;/ul&gt;</text:p>
          </table:table-cell>
          <table:table-cell office:value-type="string" calcext:value-type="string">
            <text:p>Hunter x Hunter (2011) Episode 1 - 06:43&lt;br&gt;https://i.imgur.com/5t92dBP.png</text:p>
          </table:table-cell>
        </table:table-row>
        <table:table-row table:style-name="ro2">
          <table:table-cell office:value-type="string" calcext:value-type="string">
            <text:p>行う&lt;br&gt;&lt;br&gt;行っといて‌</text:p>
          </table:table-cell>
          <table:table-cell office:value-type="string" calcext:value-type="string">
            <text:p>Knock 'em dead!‌&lt;br&gt;- いっといて‌&lt;br&gt;#&lt;ruby&gt;行う&lt;rt&gt;おこなう&lt;/rt&gt;&lt;/ruby&gt;:&lt;ul&gt;&lt;li&gt;to perform; to do; to conduct oneself; to carry out&lt;div class="info"&gt;(Godan verb with u ending; Transitive verb)&lt;/div&gt;&lt;/li&gt;&lt;li class='np'&gt;&lt;span class='ofrms'&gt;Other Forms　&lt;ruby&gt;行なう&lt;rt&gt;おこなう&lt;/rt&gt;&lt;/ruby&gt;&lt;/span&gt;&lt;/li&gt;&lt;/ul&gt;</text:p>
          </table:table-cell>
          <table:table-cell office:value-type="string" calcext:value-type="string">
            <text:p>Hunter x Hunter (2011) Episode 1 - 07:39&lt;br&gt;https://i.imgur.com/G8YoyDk.png</text:p>
          </table:table-cell>
        </table:table-row>
        <table:table-row table:style-name="ro2">
          <table:table-cell office:value-type="string" calcext:value-type="string">
            <text:p>世界一&lt;br&gt;&lt;br&gt;フフフ「世界一のハンター」ねぇ‌</text:p>
          </table:table-cell>
          <table:table-cell office:value-type="string" calcext:value-type="string">
            <text:p>The best Hunter in the world?‌&lt;br&gt;- ふふふ「せかいいちのはんたー」ねぇ‌&lt;br&gt;#&lt;ruby&gt;世界一&lt;rt&gt;せかいいち&lt;/rt&gt;&lt;/ruby&gt;:&lt;ul&gt;&lt;li&gt;best in the world&lt;div class="info"&gt;(Adverbial noun; Temporal noun)&lt;/div&gt;&lt;/li&gt;&lt;/ul&gt;</text:p>
          </table:table-cell>
          <table:table-cell office:value-type="string" calcext:value-type="string">
            <text:p>Hunter x Hunter (2011) Episode 1 - 08:06&lt;br&gt;https://i.imgur.com/Epww0Jt.png</text:p>
          </table:table-cell>
        </table:table-row>
        <table:table-row table:style-name="ro2">
          <table:table-cell table:style-name="ce6" office:value-type="string" calcext:value-type="string">
            <text:p>全世界&lt;br&gt;数百&lt;br&gt;数百万人&lt;br&gt;&lt;br&gt;ハンター試験には毎年全世界から数百万人の腕利きが集まるんだ‌</text:p>
          </table:table-cell>
          <table:table-cell office:value-type="string" calcext:value-type="string">
            <text:p>Every year, there are millions of skilled ‌&lt;br&gt;- はんたーしけんにはまいとしぜんせかいからすうひゃくまんにんのうでききがあつまるんだ‌&lt;br&gt;#&lt;ruby&gt;全世界&lt;rt&gt;ぜんせかい&lt;/rt&gt;&lt;/ruby&gt;:&lt;ul&gt;&lt;li&gt;the whole world&lt;div class="info"&gt;(Noun)&lt;/div&gt;&lt;/li&gt;&lt;/ul&gt;&lt;br&gt;#&lt;ruby&gt;数百&lt;rt&gt;すうひゃく&lt;/rt&gt;&lt;/ruby&gt;:&lt;ul&gt;&lt;li&gt;several hundreds&lt;div class="info"&gt;(Noun; No-adjective)&lt;/div&gt;&lt;/li&gt;&lt;/ul&gt;&lt;br&gt;#&lt;ruby&gt;数百万&lt;rt&gt;すうひゃくまん&lt;/rt&gt;&lt;/ruby&gt;:&lt;ul&gt;&lt;li&gt;millions; several million; a few million&lt;div class="info"&gt;(Noun)&lt;/div&gt;&lt;/li&gt;&lt;/ul&gt;</text:p>
          </table:table-cell>
          <table:table-cell office:value-type="string" calcext:value-type="string">
            <text:p>Hunter x Hunter (2011) Episode 1 - 08:14&lt;br&gt;https://i.imgur.com/RguxMbW.png</text:p>
          </table:table-cell>
        </table:table-row>
        <table:table-row table:style-name="ro3" table:number-rows-repeated="1048559">
          <table:table-cell table:number-columns-repeated="3"/>
        </table:table-row>
        <table:table-row table:style-name="ro3">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4">00/00/0000</text:date>, <text:time style:data-style-name="N2" text:time-value="20:26:35.0054018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14T06:46:41.301079946</meta:creation-date>
    <meta:generator>LibreOffice/6.4.4.2$Linux_X86_64 LibreOffice_project/40$Build-2</meta:generator>
    <dc:date>2020-08-24T16:45:40.327659624</dc:date>
    <meta:editing-duration>P2DT17H12M32S</meta:editing-duration>
    <meta:editing-cycles>603</meta:editing-cycles>
    <meta:document-statistic meta:table-count="1" meta:cell-count="48" meta:object-count="0"/>
    <meta:user-defined meta:name=""/>
    <meta:user-defined meta:name="qrichtext">1</meta:user-defined>
  </office:meta>
</office:document-meta>
</file>